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0b27cc" officeooo:paragraph-rsid="000b27c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bold" officeooo:rsid="000b27cc" officeooo:paragraph-rsid="000b27cc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weight="normal" officeooo:rsid="000b27cc" officeooo:paragraph-rsid="000b27c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2.408cm" fo:margin-right="0cm" fo:text-indent="-2.328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0be698" officeooo:paragraph-rsid="000be69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2.408cm" fo:margin-right="0cm" fo:text-indent="-2.328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0b4e6" officeooo:paragraph-rsid="0020b4e6" style:font-size-asian="10.5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margin-left="0.079cm" fo:margin-right="0cm" fo:text-indent="0cm" style:auto-text-indent="false"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0be698" officeooo:paragraph-rsid="000be698" style:font-size-asian="10.5pt" style:font-weight-asian="normal" style:font-size-complex="12pt" style:font-weight-complex="normal"/>
    </style:style>
    <style:style style:name="T1" style:family="text">
      <style:text-properties officeooo:rsid="0020d3ee"/>
    </style:style>
    <style:style style:name="T2" style:family="text">
      <style:text-properties officeooo:rsid="00241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erystwyth Bridge Congress 2014</text:p>
      <text:p text:style-name="P2"/>
      <text:p text:style-name="P6"><text:span text:style-name="T2">Jones team – Jones and Hayes (Bellamy*2 to pay)</text:span>: <text:tab/>£<text:span text:style-name="T2">90 </text:span></text:p>
      <text:p text:style-name="P5"/>
      <text:p text:style-name="P4"/>
      <text:p text:style-name="P3"/>
      <text:p text:style-name="P3"/>
      <text:p text:style-name="P3"/>
      <text:p text:style-name="P3"/>
      <text:p text:style-name="P3">Roger Bo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0:10:03.443013932</meta:creation-date>
    <dc:date>2014-08-09T10:10:54.633302513</dc:date>
    <meta:editing-duration>PT1M5S</meta:editing-duration>
    <meta:editing-cycles>24</meta:editing-cycles>
    <meta:generator>LibreOffice/4.1.3.2$Linux_X86_64 LibreOffice_project/410m0$Build-2</meta:generator>
    <meta:print-date>2014-07-14T07:56:24.040923320</meta:print-date>
    <meta:document-statistic meta:table-count="0" meta:image-count="0" meta:object-count="0" meta:page-count="1" meta:paragraph-count="3" meta:word-count="15" meta:character-count="97" meta:non-whitespace-character-count="82"/>
  </office:meta>
</office:document-meta>
</file>